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paragraph-rsid="000c0a27" style:font-size-asian="14pt" style:font-weight-asian="bold" style:font-size-complex="14pt"/>
    </style:style>
    <style:style style:name="P2" style:family="paragraph" style:parent-style-name="Default_7e_LT_7e_Notizen">
      <style:paragraph-properties fo:margin-left="0in" fo:margin-right="0in" fo:text-align="justify" style:justify-single-word="false" fo:text-indent="0in" style:auto-text-indent="false"/>
      <style:text-properties style:font-name="Arial" fo:font-size="14pt" fo:font-weight="bold" officeooo:paragraph-rsid="000c0a27" style:font-size-asian="14pt" style:font-weight-asian="bold" style:font-size-complex="14pt"/>
    </style:style>
    <style:style style:name="P3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paragraph-rsid="000f9edd" style:font-size-asian="14pt" style:font-weight-asian="bold" style:font-size-complex="14pt"/>
    </style:style>
    <style:style style:name="P4" style:family="paragraph" style:parent-style-name="Default_7e_LT_7e_Notizen">
      <style:paragraph-properties fo:margin-left="0in" fo:margin-right="0in" fo:text-align="justify" style:justify-single-word="false" fo:text-indent="0in" style:auto-text-indent="false"/>
      <style:text-properties style:font-name="Arial" fo:font-size="14pt" fo:font-weight="bold" officeooo:paragraph-rsid="000e0478" style:font-size-asian="14pt" style:font-weight-asian="bold" style:font-size-complex="14pt"/>
    </style:style>
    <style:style style:name="P5" style:family="paragraph" style:parent-style-name="Default_7e_LT_7e_Notizen">
      <style:paragraph-properties fo:margin-left="0in" fo:margin-right="0in" fo:text-align="justify" style:justify-single-word="false" fo:text-indent="0in" style:auto-text-indent="false"/>
      <style:text-properties style:font-name="Arial" fo:font-size="14pt" fo:font-weight="bold" officeooo:rsid="00141b82" officeooo:paragraph-rsid="00141b82" style:font-size-asian="14pt" style:font-weight-asian="bold" style:font-size-complex="14pt"/>
    </style:style>
    <style:style style:name="P6" style:family="paragraph" style:parent-style-name="Default_7e_LT_7e_Notizen">
      <style:paragraph-properties fo:margin-left="0in" fo:margin-right="0in" fo:text-align="justify" style:justify-single-word="false" fo:text-indent="0in" style:auto-text-indent="false"/>
      <style:text-properties style:font-name="Arial" fo:font-size="14pt" fo:font-weight="bold" officeooo:rsid="00141b82" officeooo:paragraph-rsid="00141b82" style:font-size-asian="14pt" style:font-weight-asian="bold" style:font-size-complex="14pt" style:font-weight-complex="bold"/>
    </style:style>
    <style:style style:name="P7" style:family="paragraph" style:parent-style-name="Default_7e_LT_7e_Notizen">
      <style:paragraph-properties fo:margin-left="0in" fo:margin-right="0in" fo:text-align="justify" style:justify-single-word="false" fo:text-indent="0in" style:auto-text-indent="false"/>
      <style:text-properties style:font-name="Arial" fo:font-size="14pt" fo:font-weight="bold" officeooo:rsid="00149630" officeooo:paragraph-rsid="00149630" style:font-size-asian="14pt" style:font-weight-asian="bold" style:font-size-complex="14pt"/>
    </style:style>
    <style:style style:name="P8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rsid="00149630" officeooo:paragraph-rsid="00149630" style:font-size-asian="14pt" style:font-weight-asian="bold" style:font-size-complex="14pt"/>
    </style:style>
    <style:style style:name="P9" style:family="paragraph" style:parent-style-name="Default_7e_LT_7e_Notizen">
      <style:paragraph-properties fo:margin-left="0in" fo:margin-right="0in" fo:text-align="justify" style:justify-single-word="false" fo:text-indent="0in" style:auto-text-indent="false"/>
      <style:text-properties style:font-name="Arial" fo:font-size="14pt" fo:font-weight="bold" officeooo:rsid="00149630" officeooo:paragraph-rsid="00163a43" style:font-size-asian="14pt" style:font-weight-asian="bold" style:font-size-complex="14pt"/>
    </style:style>
    <style:style style:name="P10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rsid="00149630" officeooo:paragraph-rsid="00163a43" style:font-size-asian="14pt" style:font-weight-asian="bold" style:font-size-complex="14pt"/>
    </style:style>
    <style:style style:name="P11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officeooo:paragraph-rsid="000c0a27" style:font-size-asian="14pt" style:font-size-complex="14pt"/>
    </style:style>
    <style:style style:name="P12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officeooo:paragraph-rsid="000f9edd" style:font-size-asian="14pt" style:font-size-complex="14pt"/>
    </style:style>
    <style:style style:name="P13" style:family="paragraph" style:parent-style-name="Default_7e_LT_7e_Notizen">
      <style:paragraph-properties fo:margin-left="0in" fo:margin-right="0in" fo:text-align="justify" style:justify-single-word="false" fo:text-indent="0in" style:auto-text-indent="false"/>
      <style:text-properties style:font-name="Arial" fo:font-size="14pt" fo:font-weight="normal" officeooo:rsid="000c0a27" officeooo:paragraph-rsid="000c0a27" style:font-size-asian="14pt" style:font-weight-asian="normal" style:font-size-complex="14pt" style:font-weight-complex="normal"/>
    </style:style>
    <style:style style:name="P14" style:family="paragraph" style:parent-style-name="Default_7e_LT_7e_Notizen">
      <style:paragraph-properties fo:margin-left="0in" fo:margin-right="0in" fo:text-align="justify" style:justify-single-word="false" fo:text-indent="0in" style:auto-text-indent="false"/>
      <style:text-properties style:font-name="Arial" fo:font-size="14pt" fo:font-weight="normal" officeooo:rsid="000f9edd" officeooo:paragraph-rsid="000f9edd" style:font-size-asian="14pt" style:font-weight-asian="normal" style:font-size-complex="14pt" style:font-weight-complex="normal"/>
    </style:style>
    <style:style style:name="P15" style:family="paragraph" style:parent-style-name="Default_7e_LT_7e_Notizen">
      <style:paragraph-properties fo:margin-left="0in" fo:margin-right="0in" fo:text-align="justify" style:justify-single-word="false" fo:text-indent="0in" style:auto-text-indent="false"/>
      <style:text-properties style:font-name="Arial" fo:font-size="14pt" fo:font-weight="normal" officeooo:rsid="00141b82" officeooo:paragraph-rsid="00141b82" style:font-size-asian="14pt" style:font-weight-asian="normal" style:font-size-complex="14pt" style:font-weight-complex="normal"/>
    </style:style>
    <style:style style:name="P16" style:family="paragraph" style:parent-style-name="Default_7e_LT_7e_Notizen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Arial" fo:font-size="14pt" fo:font-weight="normal" officeooo:rsid="00163a43" officeooo:paragraph-rsid="00163a43" style:font-size-asian="14pt" style:font-weight-asian="normal" style:font-size-complex="14pt" style:font-weight-complex="normal"/>
    </style:style>
    <style:style style:name="P17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0c0a27" officeooo:paragraph-rsid="000f9edd" style:letter-kerning="true" style:font-name-asian="DejaVu Sans" style:font-size-asian="14pt" style:font-style-asian="normal" style:font-weight-asian="bold" style:font-name-complex="Liberation Sans1" style:font-size-complex="14pt" style:text-emphasize="none"/>
    </style:style>
    <style:style style:name="P18" style:family="paragraph" style:parent-style-name="Default_7e_LT_7e_Notizen">
      <style:paragraph-properties fo:margin-left="0in" fo:margin-right="0in" fo:text-align="justify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0c0a27" officeooo:paragraph-rsid="000f9edd" style:letter-kerning="true" style:font-name-asian="DejaVu Sans" style:font-size-asian="14pt" style:font-style-asian="normal" style:font-weight-asian="bold" style:font-name-complex="Liberation Sans1" style:font-size-complex="14pt" style:font-weight-complex="normal" style:text-emphasize="none"/>
    </style:style>
    <style:style style:name="P19" style:family="paragraph" style:parent-style-name="Default_7e_LT_7e_Notizen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0e0478" officeooo:paragraph-rsid="000e0478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0" style:family="paragraph" style:parent-style-name="Default_7e_LT_7e_Notizen" style:list-style-name="L1">
      <style:paragraph-properties fo:text-align="justify" style:justify-single-word="false"/>
      <style:text-properties style:font-name="Arial" fo:font-size="14pt" fo:font-weight="normal" officeooo:rsid="000c0a27" officeooo:paragraph-rsid="000c0a27" style:font-size-asian="14pt" style:font-weight-asian="normal" style:font-size-complex="14pt" style:font-weight-complex="normal"/>
    </style:style>
    <style:style style:name="P21" style:family="paragraph" style:parent-style-name="Default_7e_LT_7e_Notizen" style:list-style-name="L2">
      <loext:graphic-properties draw:fill="none"/>
      <style:paragraph-properties fo:text-align="justify" style:justify-single-word="false" fo:background-color="transparent"/>
      <style:text-properties officeooo:paragraph-rsid="000e0478"/>
    </style:style>
    <style:style style:name="P22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149630" officeooo:paragraph-rsid="00149630" style:letter-kerning="true" style:font-name-asian="DejaVu Sans" style:font-size-asian="14pt" style:font-style-asian="normal" style:font-weight-asian="bold" style:font-name-complex="Liberation Sans1" style:font-size-complex="14pt" style:font-weight-complex="bold" style:text-emphasize="none"/>
    </style:style>
    <style:style style:name="P23" style:family="paragraph" style:parent-style-name="Default_7e_LT_7e_Notizen">
      <loext:graphic-properties draw:fill="none"/>
      <style:paragraph-properties fo:margin-left="0.2362in" fo:margin-right="0in" fo:text-align="justify" style:justify-single-word="false" fo:text-indent="-0.2362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149630" officeooo:paragraph-rsid="00163a43" style:letter-kerning="true" style:font-name-asian="DejaVu Sans" style:font-size-asian="14pt" style:font-style-asian="normal" style:font-weight-asian="bold" style:font-name-complex="Liberation Sans1" style:font-size-complex="14pt" style:font-weight-complex="bold" style:text-emphasize="none"/>
    </style:style>
    <style:style style:name="P24" style:family="paragraph" style:parent-style-name="Default_7e_LT_7e_Notizen">
      <style:paragraph-properties fo:margin-left="0in" fo:margin-right="0in" fo:text-align="justify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12411d" officeooo:paragraph-rsid="00141b82" style:letter-kerning="true" style:font-name-asian="DejaVu Sans" style:font-size-asian="14pt" style:font-style-asian="normal" style:font-weight-asian="bold" style:font-name-complex="Liberation Sans1" style:font-size-complex="14pt" style:font-weight-complex="bold" style:text-emphasize="none"/>
    </style:style>
    <style:style style:name="P25" style:family="paragraph" style:parent-style-name="Default_7e_LT_7e_Notizen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49630" officeooo:paragraph-rsid="00149630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6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49630" officeooo:paragraph-rsid="00149630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7" style:family="paragraph" style:parent-style-name="Default_7e_LT_7e_Notizen">
      <style:paragraph-properties fo:margin-left="0in" fo:margin-right="0in" fo:text-align="justify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41b82" officeooo:paragraph-rsid="00141b82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0a27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0e0478" style:letter-kerning="true" style:font-name-asian="DejaVu Sans" style:font-size-asian="14pt" style:font-style-asian="normal" style:font-weight-asian="bold" style:font-name-complex="Liberation Sans1" style:font-size-complex="14pt" style:font-weight-complex="bold" style:text-emphasize="none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0e0478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T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style:letter-kerning="true" style:font-name-asian="DejaVu Sans" style:font-style-asian="normal" style:font-name-complex="Liberation Sans1" style:text-emphasize="none"/>
    </style:style>
    <style:style style:name="T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0c0a27" style:letter-kerning="true" style:font-name-asian="DejaVu Sans" style:font-style-asian="normal" style:font-name-complex="Liberation Sans1" style:text-emphasize="none"/>
    </style:style>
    <style:style style:name="T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ejaVu Sans" style:font-style-asian="normal" style:font-weight-asian="normal" style:font-name-complex="Liberation Sans1" style:text-emphasize="none"/>
    </style:style>
    <style:style style:name="T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0c0a27" style:letter-kerning="true" style:font-name-asian="DejaVu Sans" style:font-style-asian="normal" style:font-weight-asian="normal" style:font-name-complex="Liberation Sans1" style:text-emphasize="none"/>
    </style:style>
    <style:style style:name="T1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63a43" style:letter-kerning="true" style:font-name-asian="DejaVu Sans" style:font-style-asian="normal" style:font-weight-asian="normal" style:font-name-complex="Liberation Sans1" style:text-emphasize="none"/>
    </style:style>
    <style:style style:name="T1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style:letter-kerning="true" style:font-name-asian="DejaVu Sans" style:font-style-asian="normal" style:font-weight-asian="bold" style:font-name-complex="Liberation Sans1" style:font-weight-complex="bold" style:text-emphasize="none"/>
    </style:style>
    <style:style style:name="T12" style:family="text">
      <style:text-properties officeooo:rsid="000f9ed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63a4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1 – Clase <text:span text:style-name="T3">4</text:span>: <text:span text:style-name="T3">Operadore de comparaci</text:span><text:span text:style-name="T7">ón </text:span></text:p>
      <text:p text:style-name="P1">Frame 1</text:p>
      <text:p text:style-name="P11"><text:span text:style-name="T1">Objetivo</text:span>: <text:span text:style-name="T3">Presentaci</text:span><text:span text:style-name="T9">ón de los operadores de comparación</text:span></text:p>
      <text:p text:style-name="P2">Speach:</text:p>
      <text:p text:style-name="P13">El lenguage de Programaci<text:span text:style-name="T6">ón Interpretado Python, también incluye los operadores de comparación, los cuales también serían una clase de operadores binaríos, debido a que necesita de dos datos para su ejecución. Entre los operadores de comparación tenemos:</text:span></text:p>
      <text:list xml:id="list82787230" text:style-name="L1">
        <text:list-item>
          <text:p text:style-name="P20"><text:span text:style-name="T6">el</text:span><text:span text:style-name="T11"> mayor que</text:span><text:span text:style-name="T6"> y </text:span><text:span text:style-name="T11">menor que</text:span></text:p>
        </text:list-item>
        <text:list-item>
          <text:p text:style-name="P20"><text:span text:style-name="T6">como sus versiones, </text:span><text:span text:style-name="T11">mayor igual y que</text:span><text:span text:style-name="T6"> y </text:span><text:span text:style-name="T11">menor igual que</text:span></text:p>
        </text:list-item>
        <text:list-item>
          <text:p text:style-name="P20"><text:span text:style-name="T6">además del operador de comparación de </text:span><text:span text:style-name="T11">igualdad</text:span><text:span text:style-name="T6"> y </text:span><text:span text:style-name="T11">desigualdad</text:span><text:span text:style-name="T6">, es decir, estos operadores nos indican si dos datos son iguales o no</text:span></text:p>
        </text:list-item>
      </text:list>
      <text:p text:style-name="P17"/>
      <text:p text:style-name="P3">Frame <text:span text:style-name="T12">2</text:span></text:p>
      <text:p text:style-name="P12"><text:span text:style-name="T1">Objetivo</text:span>: <text:span text:style-name="T3">Presentaci</text:span><text:span text:style-name="T9">ón de los operadores de comparación</text:span></text:p>
      <text:p text:style-name="P18">Speach:</text:p>
      <text:p text:style-name="P19">Cuando estos dos operadores se aplican sobre dos datos obtendremos como resultado <text:span text:style-name="T2">False</text:span> o <text:span text:style-name="T2">True</text:span>:</text:p>
      <text:list xml:id="list78465678" text:style-name="L2">
        <text:list-item>
          <text:p text:style-name="P21"><text:span text:style-name="T4">False</text:span><text:span text:style-name="T5"> cuando la comparación no se cumple, por ejemplo, cuando aplicamos el operador </text:span><text:span text:style-name="T4">mayor</text:span><text:span text:style-name="T5"> </text:span><text:span text:style-name="T4">que</text:span><text:span text:style-name="T5"> entre dos datos, siendo menor el valor que se encuentra a la izquierda</text:span></text:p>
        </text:list-item>
        <text:list-item>
          <text:p text:style-name="P21"><text:span text:style-name="T5">Por otro lado obtendremos </text:span><text:span text:style-name="T4">True, </text:span><text:span text:style-name="T5">cuando si se cumple la comparación, por ejemplo, cuano aplicamos el operador </text:span><text:span text:style-name="T4">mayor que <text:s/></text:span><text:span text:style-name="T5">y se verifica que el dato a la izuquierda del operador es mayor que el dato que se encuentra a la derecha de éste.</text:span></text:p>
        </text:list-item>
      </text:list>
      <text:p text:style-name="P14"/>
      <text:p text:style-name="P4"/>
      <text:p text:style-name="P7">Frame 3</text:p>
      <text:p text:style-name="P8">Objetivo: <text:span text:style-name="T9">operadores de comparación </text:span><text:span text:style-name="T8">sobre datos estructurados</text:span></text:p>
      <text:p text:style-name="P22">Speach:</text:p>
      <text:p text:style-name="P25">Los operadores de comparación también se pueden aplicar para comparar los datos estructurados tipo lista y tupla. Además, solo se puede comparar datos estructurados del mismo tipo, es decir, lista con lista y tupla con tupla.</text:p>
      <text:p text:style-name="P26"/>
      <text:p text:style-name="P26">La comparación la realiza elemento por elemento, recorriendo ambos datos estructurados de izquierda a derecha. En el caso de que uno de los datos estructurado contenga menos elementos que el otro, solo se <text:s/>tendran en cuenta el número de elementos del dato estructurado con menos elementos en la comparación.</text:p>
      <text:p text:style-name="P26"/>
      <text:p text:style-name="P26"/>
      <text:p text:style-name="P26"/>
      <text:p text:style-name="P26"/>
      <text:p text:style-name="P9"><text:soft-page-break/>Frame <text:span text:style-name="T14">4</text:span></text:p>
      <text:p text:style-name="P10">Objetivo: <text:span text:style-name="T9">operadores de comparación </text:span><text:span text:style-name="T8">sobre </text:span><text:span text:style-name="T10">diccionarios y conjuntos</text:span></text:p>
      <text:p text:style-name="P23">Speach:</text:p>
      <text:p text:style-name="P16"><text:span text:style-name="T6">Los </text:span><text:span text:style-name="T11">diccionarios</text:span><text:span text:style-name="T6"> y los </text:span><text:span text:style-name="T11">conjuntos</text:span><text:span text:style-name="T6"> son otros tipos de datos estructurados, como se menciono con anterioridad. Con estos tipos de datos no se pueden usar las comparación que involucran el </text:span><text:span text:style-name="T11">mayor</text:span><text:span text:style-name="T6"> o </text:span><text:span text:style-name="T11">menor</text:span><text:span text:style-name="T6"> </text:span><text:span text:style-name="T11">que</text:span><text:span text:style-name="T6">, pero si permiten que se puede hacer la comparación de </text:span><text:span text:style-name="T11">igualdad</text:span><text:span text:style-name="T6"> y </text:span><text:span text:style-name="T11">desigualdad</text:span><text:span text:style-name="T6"> con ellos.</text:span></text:p>
      <text:p text:style-name="P4"/>
      <text:p text:style-name="P5">Frame <text:span text:style-name="T14">5</text:span></text:p>
      <text:p text:style-name="P5">Objetivo: <text:span text:style-name="T13">Tabla de prioridad</text:span></text:p>
      <text:p text:style-name="P6">Speach:</text:p>
      <text:p text:style-name="P15">Los operadores de comparaci<text:span text:style-name="T6">ón, como los operadores binarios, también siguen un orden de jerarquización en su ejecución. </text:span></text:p>
      <text:p text:style-name="P27"/>
      <text:p text:style-name="P15"><text:span text:style-name="T6">En el caso de que tengamos una expresión que combine </text:span><text:span text:style-name="T11">operadores</text:span><text:span text:style-name="T6"> </text:span><text:span text:style-name="T11">unaríos</text:span><text:span text:style-name="T6"> y </text:span><text:span text:style-name="T11">binaríos</text:span><text:span text:style-name="T6"> con </text:span><text:span text:style-name="T11">operadores</text:span><text:span text:style-name="T6"> de </text:span><text:span text:style-name="T11">comparación</text:span><text:span text:style-name="T6">, se van ejecutar primero los </text:span><text:span text:style-name="T11">operadores</text:span><text:span text:style-name="T6"> </text:span><text:span text:style-name="T11">unaríos</text:span><text:span text:style-name="T6"> y </text:span><text:span text:style-name="T11">binaríos</text:span><text:span text:style-name="T6">. Después se ejecutaran todos los </text:span><text:span text:style-name="T11">operadores</text:span><text:span text:style-name="T6"> de </text:span><text:span text:style-name="T11">compración</text:span><text:span text:style-name="T6"> que involucren el </text:span><text:span text:style-name="T11">mayor</text:span><text:span text:style-name="T6"> o </text:span><text:span text:style-name="T11">menor</text:span><text:span text:style-name="T6"> </text:span><text:span text:style-name="T11">que</text:span><text:span text:style-name="T6">, para luego ejecutarse en última estancia los operadores de </text:span><text:span text:style-name="T11">igualdad</text:span><text:span text:style-name="T6"> y </text:span><text:span text:style-name="T11">desigualdad</text:span><text:span text:style-name="T6">.</text:span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2:19:48.690103932</meta:creation-date>
    <dc:date>2024-03-08T16:18:09.498938959</dc:date>
    <meta:editing-duration>PT43M4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427" meta:character-count="2633" meta:non-whitespace-character-count="2234"/>
  </office:meta>
</office:document-meta>
</file>